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2.56cm" fo:min-width="3.144cm" fo:padding-top="0.142cm" fo:padding-bottom="0.142cm" fo:padding-left="0.267cm" fo:padding-right="0.267cm"/>
    </style:style>
    <style:style style:name="gr2" style:family="graphic" style:parent-style-name="standard">
      <style:graphic-properties svg:stroke-width="0.018cm" svg:stroke-color="#000000" draw:marker-start-width="0.027cm" draw:marker-end-width="0.027cm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Dashed_20__28_var_29_" svg:stroke-width="0.011cm" svg:stroke-color="#000000" draw:marker-start-width="0.017cm" draw:marker-end-width="0.017cm" draw:fill="none" draw:textarea-vertical-align="middle" fo:padding-top="0.131cm" fo:padding-bottom="0.131cm" fo:padding-left="0.256cm" fo:padding-right="0.256cm"/>
    </style:style>
    <style:style style:name="gr4" style:family="graphic" style:parent-style-name="objectwithoutfill">
      <style:graphic-properties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027cm" draw:marker-end-width="0.0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999999" draw:marker-start-width="0.027cm" draw:marker-end-width="0.027cm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Dashed_20__28_var_29_" svg:stroke-width="0.011cm" svg:stroke-color="#000000" draw:marker-start-width="0.016cm" draw:marker-end-width="0.016cm" draw:fill="none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18cm" svg:stroke-color="#000000" draw:marker-start-width="0.027cm" draw:marker-end-width="0.027cm" draw:fill-color="#8ccfb7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18cm" svg:stroke-color="#000000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8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76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61cm" fo:min-width="0.317cm" fo:padding-top="0.139cm" fo:padding-bottom="0.139cm" fo:padding-left="0.264cm" fo:padding-right="0.264cm"/>
    </style:style>
    <style:style style:name="gr13" style:family="graphic" style:parent-style-name="standard">
      <style:graphic-properties svg:stroke-width="0.018cm" svg:stroke-color="#000000" draw:marker-start-width="0.027cm" draw:marker-end-width="0.027cm" draw:fill="solid" draw:fill-color="#729fcf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027cm" draw:marker-end-width="0.027cm" draw:fill-color="#f9a87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5" style:family="graphic" style:parent-style-name="standard">
      <style:graphic-properties svg:stroke-width="0.018cm" svg:stroke-color="#000000" draw:marker-start-width="0.027cm" draw:marker-end="Rounded_20_short_20_Arrow" draw:marker-end-width="0.051cm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="Rounded_20_short_20_Arrow" draw:marker-start-width="0.051cm" draw:marker-end-width="0.027cm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.4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5cm" fo:min-width="0.57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1.2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722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3.126cm" fo:min-width="2.307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7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794cm"/>
    </style:style>
    <style:style style:name="gr25" style:family="graphic" style:parent-style-name="standard">
      <style:graphic-properties svg:stroke-width="0.028cm" svg:stroke-color="#000000" draw:marker-start-width="0.042cm" draw:marker-end-width="0.042cm" draw:fill-color="#bcaed5" draw:textarea-horizontal-align="justify" draw:textarea-vertical-align="middle" draw:auto-grow-height="false" fo:min-height="0.23cm" fo:min-width="0.869cm" fo:padding-top="0.139cm" fo:padding-bottom="0.139cm" fo:padding-left="0.264cm" fo:padding-right="0.264cm"/>
    </style:style>
    <style:style style:name="gr26" style:family="graphic" style:parent-style-name="standard">
      <style:graphic-properties svg:stroke-width="0.018cm" svg:stroke-color="#000000" draw:marker-start-width="0.027cm" draw:marker-end-width="0.0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28" style:family="graphic" style:parent-style-name="standard">
      <style:graphic-properties svg:stroke-width="0.018cm" svg:stroke-color="#000000" draw:marker-start-width="0.027cm" draw:marker-end-width="0.027cm" draw:fill="solid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18cm" svg:stroke-color="#000000" draw:marker-start-width="0.027cm" draw:marker-end="" draw:marker-end-width="0.078cm" draw:fill="none" draw:textarea-vertical-align="middle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438cm"/>
    </style:style>
    <style:style style:name="gr31" style:family="graphic" style:parent-style-name="standard">
      <style:graphic-properties svg:stroke-color="#ed1c24" draw:textarea-vertical-align="middle"/>
    </style:style>
    <style:style style:name="gr32" style:family="graphic" style:parent-style-name="objectwithoutfill">
      <style:graphic-properties svg:stroke-color="#ed1c24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7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3.116cm" fo:min-width="2.485cm" fo:padding-top="0.142cm" fo:padding-bottom="0.142cm" fo:padding-left="0.267cm" fo:padding-right="0.267cm"/>
    </style:style>
    <style:style style:name="gr36" style:family="graphic" style:parent-style-name="standard">
      <style:graphic-properties svg:stroke-width="0.018cm" svg:stroke-color="#000000" draw:marker-start-width="0.027cm" draw:marker-end-width="0.027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  <style:text-properties fo:font-size="8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3pt" style:font-size-complex="13pt"/>
    </style:style>
    <style:style style:name="P6" style:family="paragraph">
      <loext:graphic-properties draw:fill-color="#8ccfb7"/>
      <style:paragraph-properties fo:text-align="center"/>
      <style:text-properties fo:font-size="10pt" style:font-size-asian="13pt" style:font-size-complex="13pt"/>
    </style:style>
    <style:style style:name="P7" style:family="paragraph">
      <style:paragraph-properties fo:text-align="end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9" style:family="paragraph">
      <style:paragraph-properties fo:text-align="start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11" style:family="paragraph">
      <style:paragraph-properties fo:text-align="center"/>
      <style:text-properties fo:font-size="8pt" style:font-size-asian="10pt" style:font-size-complex="10pt"/>
    </style:style>
    <style:style style:name="P12" style:family="paragraph">
      <loext:graphic-properties draw:fill="solid" draw:fill-color="#729fcf"/>
      <style:paragraph-properties fo:text-align="center"/>
      <style:text-properties fo:font-size="8pt" style:font-size-asian="10pt" style:font-size-complex="10pt"/>
    </style:style>
    <style:style style:name="P13" style:family="paragraph"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-color="#f9a870"/>
      <style:paragraph-properties fo:text-align="center"/>
      <style:text-properties fo:font-size="6pt" style:font-size-asian="6pt" style:font-size-complex="6pt"/>
    </style:style>
    <style:style style:name="P15" style:family="paragraph">
      <style:paragraph-properties fo:text-align="end"/>
      <style:text-properties fo:font-size="4pt"/>
    </style:style>
    <style:style style:name="P16" style:family="paragraph">
      <loext:graphic-properties draw:fill="none" draw:fill-color="#ffffff"/>
      <style:paragraph-properties fo:text-align="end"/>
      <style:text-properties fo:font-size="4pt" style:font-size-asian="12pt" style:font-size-complex="12pt"/>
    </style:style>
    <style:style style:name="P17" style:family="paragraph">
      <style:paragraph-properties fo:text-align="start"/>
      <style:text-properties fo:font-size="4pt"/>
    </style:style>
    <style:style style:name="P18" style:family="paragraph">
      <loext:graphic-properties draw:fill="none" draw:fill-color="#ffffff"/>
      <style:paragraph-properties fo:text-align="start"/>
      <style:text-properties fo:font-size="4pt" style:font-size-asian="12pt" style:font-size-complex="12pt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style:text-properties fo:font-size="8pt" style:font-size-asian="10pt" style:font-size-complex="10pt"/>
    </style:style>
    <style:style style:name="P22" style:family="paragraph">
      <loext:graphic-properties draw:fill="none" draw:fill-color="#ffffff"/>
      <style:text-properties fo:font-size="8pt" style:font-size-asian="10pt" style:font-size-complex="10pt"/>
    </style:style>
    <style:style style:name="P23" style:family="paragraph">
      <style:paragraph-properties fo:text-align="center"/>
      <style:text-properties fo:font-size="10pt"/>
    </style:style>
    <style:style style:name="P24" style:family="paragraph">
      <loext:graphic-properties draw:fill-color="#bcaed5"/>
      <style:paragraph-properties fo:text-align="center"/>
      <style:text-properties fo:font-size="10pt"/>
    </style:style>
    <style:style style:name="P25" style:family="paragraph">
      <style:text-properties fo:font-size="4pt"/>
    </style:style>
    <style:style style:name="P26" style:family="paragraph">
      <loext:graphic-properties draw:fill="none" draw:fill-color="#ffffff"/>
      <style:text-properties fo:font-size="4pt"/>
    </style:style>
    <style:style style:name="P27" style:family="paragraph">
      <loext:graphic-properties draw:fill="solid" draw:fill-color="#ffffff"/>
      <style:paragraph-properties fo:text-align="center"/>
      <style:text-properties fo:font-size="8pt" style:font-size-asian="10pt" style:font-size-complex="10pt"/>
    </style:style>
    <style:style style:name="T1" style:family="text">
      <style:text-properties style:font-size-asian="13pt" style:font-size-complex="13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size-asian="10pt" style:font-size-complex="10pt"/>
    </style:style>
    <style:style style:name="T4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24cm" svg:height="2.99cm" svg:x="2.002cm" svg:y="1.285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0.381cm" svg:height="0.381cm" svg:x="2.51cm" svg:y="1.862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0.381cm" svg:height="0.381cm" svg:x="2.778cm" svg:y="2.243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4" draw:id="id4" draw:layer="layout" svg:width="0.381cm" svg:height="0.381cm" svg:x="3.667cm" svg:y="3.513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" draw:id="id3" draw:layer="layout" svg:width="0.381cm" svg:height="0.381cm" svg:x="3.032cm" svg:y="2.624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3.389cm" svg:y1="3.081cm" svg:x2="3.634cm" svg:y2="3.431cm">
          <text:p/>
        </draw:line>
        <draw:connector draw:style-name="gr4" draw:text-style-name="P3" draw:layer="layout" draw:type="lines" svg:x1="1.291cm" svg:y1="2.054cm" svg:x2="2.51cm" svg:y2="2.053cm" draw:end-shape="id1" draw:end-glue-point="6" svg:d="M1291 2054l709-1h510" svg:viewBox="0 0 1220 2">
          <text:p/>
        </draw:connector>
        <draw:connector draw:style-name="gr5" draw:text-style-name="P4" draw:layer="layout" draw:line-skew="0.389cm" svg:x1="2.778cm" svg:y1="2.434cm" svg:x2="2.51cm" svg:y2="2.053cm" draw:start-shape="id2" draw:start-glue-point="6" draw:end-shape="id1" draw:end-glue-point="6" svg:d="M2778 2434h-389v-381h121" svg:viewBox="0 0 390 382">
          <text:p/>
        </draw:connector>
        <draw:connector draw:style-name="gr5" draw:text-style-name="P4" draw:layer="layout" draw:line-skew="0.389cm" svg:x1="3.032cm" svg:y1="2.815cm" svg:x2="2.51cm" svg:y2="2.053cm" draw:start-shape="id3" draw:start-glue-point="6" draw:end-shape="id1" draw:end-glue-point="6" svg:d="M3032 2815h-643v-762h121" svg:viewBox="0 0 644 763">
          <text:p/>
        </draw:connector>
        <draw:connector draw:style-name="gr5" draw:text-style-name="P4" draw:layer="layout" draw:line-skew="0.389cm" svg:x1="3.667cm" svg:y1="3.704cm" svg:x2="2.51cm" svg:y2="2.053cm" draw:start-shape="id4" draw:start-glue-point="6" draw:end-shape="id1" draw:end-glue-point="6" svg:d="M3667 3704h-1278v-1651h121" svg:viewBox="0 0 1279 1652">
          <text:p/>
        </draw:connector>
        <draw:line draw:style-name="gr3" draw:text-style-name="P3" draw:layer="layout" svg:x1="2.523cm" svg:y1="3.005cm" svg:x2="2.523cm" svg:y2="3.492cm">
          <text:p/>
        </draw:line>
        <draw:connector draw:style-name="gr6" draw:text-style-name="P4" draw:layer="layout" draw:line-skew="-0.509cm 0.51cm" svg:x1="2.701cm" svg:y1="2.243cm" svg:x2="1.253cm" svg:y2="4.005cm" draw:start-shape="id1" draw:start-glue-point="8" draw:end-shape="id5" draw:end-glue-point="3" svg:d="M2701 2243v1782h-1447v-20h-1" svg:viewBox="0 0 1449 1783">
          <text:p/>
        </draw:connector>
        <draw:connector draw:style-name="gr6" draw:text-style-name="P4" xml:id="id5" draw:id="id5" draw:layer="layout" draw:line-skew="0.456cm" svg:x1="2.969cm" svg:y1="2.624cm" svg:x2="1.253cm" svg:y2="4.005cm" draw:start-shape="id2" draw:start-glue-point="8" svg:d="M2969 2624v1401h-1716v-20" svg:viewBox="0 0 1717 1402">
          <text:p/>
        </draw:connector>
        <draw:connector draw:style-name="gr6" draw:text-style-name="P4" xml:id="id6" draw:id="id6" draw:layer="layout" draw:line-skew="-0.509cm" svg:x1="3.223cm" svg:y1="3.005cm" svg:x2="2.111cm" svg:y2="4.025cm" draw:start-shape="id3" draw:start-glue-point="8" draw:end-shape="id5" draw:end-glue-point="0" svg:d="M3223 3005v1020h-1112" svg:viewBox="0 0 1113 1021">
          <text:p/>
        </draw:connector>
        <draw:connector draw:style-name="gr6" draw:text-style-name="P4" draw:layer="layout" draw:line-skew="-0.509cm" svg:x1="3.858cm" svg:y1="3.894cm" svg:x2="2.667cm" svg:y2="4.025cm" draw:start-shape="id4" draw:start-glue-point="8" draw:end-shape="id6" draw:end-glue-point="0" svg:d="M3858 3894v131h-1191" svg:viewBox="0 0 1192 132">
          <text:p/>
        </draw:connector>
        <draw:line draw:style-name="gr7" draw:text-style-name="P3" draw:layer="layout" svg:x1="3.6cm" svg:y1="3.946cm" svg:x2="3.275cm" svg:y2="3.946cm">
          <text:p/>
        </draw:line>
        <draw:custom-shape draw:style-name="gr8" draw:text-style-name="P6" xml:id="id7" draw:id="id7" draw:layer="layout" svg:width="0.381cm" svg:height="0.381cm" svg:x="3.413cm" svg:y="1.862cm">
          <text:p text:style-name="P5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xml:id="id8" draw:id="id8" draw:layer="layout" svg:width="0.381cm" svg:height="0.381cm" svg:x="4.048cm" svg:y="1.862cm">
          <text:p text:style-name="P5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xml:id="id9" draw:id="id9" draw:layer="layout" svg:width="0.381cm" svg:height="0.381cm" svg:x="5.264cm" svg:y="1.862cm">
          <text:p text:style-name="P5"><text:span text:style-name="T1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4.674cm" svg:y1="2.055cm" svg:x2="5.026cm" svg:y2="2.055cm">
          <text:p/>
        </draw:line>
        <draw:connector draw:style-name="gr5" draw:text-style-name="P4" draw:layer="layout" svg:x1="2.891cm" svg:y1="2.053cm" svg:x2="3.413cm" svg:y2="2.053cm" draw:start-shape="id1" draw:start-glue-point="10" draw:end-shape="id7" draw:end-glue-point="6" svg:d="M2891 2053h522" svg:viewBox="0 0 523 1">
          <text:p/>
        </draw:connector>
        <draw:connector draw:style-name="gr5" draw:text-style-name="P4" draw:layer="layout" svg:x1="3.159cm" svg:y1="2.434cm" svg:x2="3.604cm" svg:y2="2.243cm" draw:start-shape="id2" draw:start-glue-point="10" draw:end-shape="id7" draw:end-glue-point="8" svg:d="M3159 2434h445v-191" svg:viewBox="0 0 446 192">
          <text:p/>
        </draw:connector>
        <draw:connector draw:style-name="gr5" draw:text-style-name="P4" draw:layer="layout" svg:x1="3.413cm" svg:y1="2.815cm" svg:x2="4.239cm" svg:y2="2.243cm" draw:start-shape="id3" draw:start-glue-point="10" draw:end-shape="id8" draw:end-glue-point="8" svg:d="M3413 2815h826v-572" svg:viewBox="0 0 827 573">
          <text:p/>
        </draw:connector>
        <draw:connector draw:style-name="gr5" draw:text-style-name="P4" draw:layer="layout" svg:x1="3.794cm" svg:y1="2.053cm" svg:x2="4.048cm" svg:y2="2.053cm" draw:start-shape="id7" draw:start-glue-point="10" draw:end-shape="id8" draw:end-glue-point="6" svg:d="M3794 2053h254" svg:viewBox="0 0 255 1">
          <text:p/>
        </draw:connector>
        <draw:connector draw:style-name="gr9" draw:text-style-name="P3" draw:layer="layout" draw:type="line" svg:x1="4.429cm" svg:y1="2.053cm" svg:x2="4.536cm" svg:y2="2.054cm" draw:start-shape="id8" draw:start-glue-point="10" svg:d="M4429 2053l107 1" svg:viewBox="0 0 108 2">
          <text:p/>
        </draw:connector>
        <draw:connector draw:style-name="gr9" draw:text-style-name="P3" draw:layer="layout" draw:type="line" svg:x1="5.264cm" svg:y1="2.053cm" svg:x2="5.192cm" svg:y2="2.053cm" draw:start-shape="id9" draw:start-glue-point="6" svg:d="M5264 2053h-72" svg:viewBox="0 0 73 1">
          <text:p/>
        </draw:connector>
        <draw:connector draw:style-name="gr5" draw:text-style-name="P4" draw:layer="layout" svg:x1="4.048cm" svg:y1="3.704cm" svg:x2="5.455cm" svg:y2="2.243cm" draw:start-shape="id4" draw:start-glue-point="10" draw:end-shape="id9" draw:end-glue-point="8" svg:d="M4048 3704h1407v-1461" svg:viewBox="0 0 1408 1462">
          <text:p/>
        </draw:connector>
        <draw:connector draw:style-name="gr4" draw:text-style-name="P3" draw:layer="layout" draw:type="line" svg:x1="5.645cm" svg:y1="2.053cm" svg:x2="6.632cm" svg:y2="2.048cm" draw:start-shape="id9" draw:start-glue-point="10" svg:d="M5645 2053l987-5" svg:viewBox="0 0 988 6">
          <text:p/>
        </draw:connector>
        <draw:line draw:style-name="gr3" draw:text-style-name="P3" draw:layer="layout" svg:x1="4.555cm" svg:y1="2.811cm" svg:x2="5.157cm" svg:y2="2.811cm">
          <text:p/>
        </draw:line>
        <draw:line draw:style-name="gr3" draw:text-style-name="P3" draw:layer="layout" svg:x1="4.231cm" svg:y1="3.005cm" svg:x2="4.231cm" svg:y2="3.492cm">
          <text:p/>
        </draw:line>
        <draw:frame draw:style-name="gr10" draw:text-style-name="P8" draw:layer="layout" svg:width="1.306cm" svg:height="0.727cm" svg:x="0.838cm" svg:y="1.42cm">
          <draw:text-box>
            <text:p text:style-name="P7"><text:span text:style-name="T2">I</text:span><text:span text:style-name="T2">m</text:span><text:span text:style-name="T2">a</text:span><text:span text:style-name="T2">g</text:span><text:span text:style-name="T2">e</text:span></text:p>
            <text:p text:style-name="P7"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s</text:span></text:p>
          </draw:text-box>
        </draw:frame>
        <draw:frame draw:style-name="gr11" draw:text-style-name="P8" draw:layer="layout" svg:width="1.264cm" svg:height="0.727cm" svg:x="0.873cm" svg:y="3.386cm">
          <draw:text-box>
            <text:p text:style-name="P7"><text:span text:style-name="T2">Kernel</text:span></text:p>
            <text:p text:style-name="P7"><text:span text:style-name="T2">Weights</text:span></text:p>
          </draw:text-box>
        </draw:frame>
        <draw:frame draw:style-name="gr10" draw:text-style-name="P10" draw:layer="layout" svg:width="1.306cm" svg:height="0.727cm" svg:x="5.745cm" svg:y="1.424cm">
          <draw:text-box>
            <text:p text:style-name="P9"><text:span text:style-name="T2">Feature</text:span></text:p>
            <text:p text:style-name="P9"><text:span text:style-name="T2">Neuron</text:span><text:span text:style-name="T2">s</text:span></text:p>
          </draw:text-box>
        </draw:frame>
        <draw:custom-shape draw:style-name="gr12" draw:text-style-name="P1" draw:layer="layout" svg:width="0.889cm" svg:height="1.683cm" svg:x="8.842cm" svg:y="1.359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xml:id="id10" draw:id="id10" draw:layer="layout" svg:width="0.381cm" svg:height="0.381cm" svg:x="9.068cm" svg:y="2.602cm">
          <text:p text:style-name="P11"><text:span text:style-name="T3">&lt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4" xml:id="id11" draw:id="id11" draw:layer="layout" svg:width="0.762cm" svg:height="0.254cm" draw:transform="rotate (1.5707963267949) translate (9.399cm 2.462cm)">
          <draw:glue-point draw:id="8" svg:x="-5cm" svg:y="-3.333cm"/>
          <draw:glue-point draw:id="9" svg:x="-5cm" svg:y="3.333cm"/>
          <text:p text:style-name="P13"><text:span text:style-name="T2">M</text:span><text:span text:style-name="T2">U</text:span><text:span text:style-name="T2">X</text:span></text:p>
          <draw:enhanced-geometry svg:viewBox="0 0 21600 21600" draw:glue-points="?f6 10800 10800 21600 ?f5 10800 10800 0" draw:text-areas="?f3 ?f3 ?f4 ?f4" draw:mirror-horizontal="false" draw:mirror-vertical="false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5" draw:text-style-name="P4" draw:layer="layout" svg:x1="9.449cm" svg:y1="2.793cm" svg:x2="9.526cm" svg:y2="2.394cm" draw:start-shape="id10" draw:start-glue-point="10" draw:end-shape="id11" draw:end-glue-point="6" svg:d="M9449 2793h77v-399" svg:viewBox="0 0 78 400">
          <text:p/>
        </draw:connector>
        <draw:connector draw:style-name="gr4" draw:text-style-name="P3" draw:layer="layout" draw:type="line" svg:x1="9.399cm" svg:y1="1.828cm" svg:x2="8.551cm" svg:y2="1.825cm" draw:start-shape="id11" draw:start-glue-point="8" svg:d="M9399 1828l-848-3" svg:viewBox="0 0 849 4">
          <text:p/>
        </draw:connector>
        <draw:connector draw:style-name="gr4" draw:text-style-name="P3" draw:layer="layout" draw:type="line" svg:x1="9.653cm" svg:y1="2.081cm" svg:x2="10.078cm" svg:y2="2.083cm" draw:start-shape="id11" draw:start-glue-point="5" svg:d="M9653 2081l425 2" svg:viewBox="0 0 426 3">
          <text:p/>
        </draw:connector>
        <draw:connector draw:style-name="gr5" draw:text-style-name="P4" draw:layer="layout" draw:line-skew="0.198cm" svg:x1="9.399cm" svg:y1="2.334cm" svg:x2="9.072cm" svg:y2="2.43cm" draw:start-shape="id11" draw:start-glue-point="9" svg:d="M9399 2334h-311v96h-16" svg:viewBox="0 0 328 97">
          <text:p/>
        </draw:connector>
        <draw:connector draw:style-name="gr16" draw:text-style-name="P4" draw:layer="layout" svg:x1="9.259cm" svg:y1="2.602cm" svg:x2="9.399cm" svg:y2="2.334cm" draw:start-shape="id10" draw:start-glue-point="4" draw:end-shape="id11" draw:end-glue-point="9" svg:d="M9259 2602v-268h140" svg:viewBox="0 0 141 269">
          <text:p/>
        </draw:connector>
        <draw:connector draw:style-name="gr5" draw:text-style-name="P4" draw:layer="layout" draw:line-skew="0.411cm" svg:x1="9.068cm" svg:y1="2.793cm" svg:x2="9.399cm" svg:y2="1.828cm" draw:start-shape="id10" draw:start-glue-point="6" draw:end-shape="id11" draw:end-glue-point="8" svg:d="M9068 2793h-99v-965h430" svg:viewBox="0 0 431 966">
          <text:p/>
        </draw:connector>
        <draw:g>
          <draw:line draw:style-name="gr9" draw:text-style-name="P3" draw:layer="layout" svg:x1="9.16cm" svg:y1="2.43cm" svg:x2="9.033cm" svg:y2="2.43cm">
            <text:p/>
          </draw:line>
          <draw:line draw:style-name="gr9" draw:text-style-name="P3" draw:layer="layout" svg:x1="9.14cm" svg:y1="2.462cm" svg:x2="9.054cm" svg:y2="2.462cm">
            <text:p/>
          </draw:line>
          <draw:line draw:style-name="gr9" draw:text-style-name="P3" draw:layer="layout" svg:x1="9.12cm" svg:y1="2.494cm" svg:x2="9.07cm" svg:y2="2.494cm">
            <text:p/>
          </draw:line>
        </draw:g>
        <draw:frame draw:style-name="gr17" draw:text-style-name="P16" draw:layer="layout" svg:width="0.955cm" svg:height="0.565cm" svg:x="8.042cm" svg:y="1.391cm">
          <draw:text-box>
            <text:p text:style-name="P15"><text:span text:style-name="T4">Input</text:span></text:p>
            <text:p text:style-name="P15"><text:span text:style-name="T4">Neur</text:span><text:span text:style-name="T4">on</text:span></text:p>
          </draw:text-box>
        </draw:frame>
        <draw:frame draw:style-name="gr18" draw:text-style-name="P18" draw:layer="layout" svg:width="1.074cm" svg:height="0.565cm" svg:x="9.579cm" svg:y="1.649cm">
          <draw:text-box>
            <text:p text:style-name="P17"><text:span text:style-name="T4">Activat</text:span><text:span text:style-name="T4">ed</text:span></text:p>
            <text:p text:style-name="P17"><text:span text:style-name="T4">Neuro</text:span><text:span text:style-name="T4">n</text:span></text:p>
          </draw:text-box>
        </draw:frame>
        <draw:frame draw:style-name="gr19" draw:text-style-name="P20" draw:layer="layout" svg:width="1.747cm" svg:height="0.725cm" svg:x="3.032cm" svg:y="1.137cm">
          <draw:text-box>
            <text:p text:style-name="P19">MACC</text:p>
          </draw:text-box>
        </draw:frame>
        <draw:frame draw:style-name="gr20" draw:text-style-name="P22" draw:layer="layout" svg:width="1.222cm" svg:height="0.569cm" svg:x="8.688cm" svg:y="1.259cm">
          <draw:text-box>
            <text:p text:style-name="P21"><text:span text:style-name="T3">ReLU</text:span></text:p>
          </draw:text-box>
        </draw:frame>
        <draw:custom-shape draw:style-name="gr21" draw:text-style-name="P1" draw:layer="layout" svg:width="2.987cm" svg:height="3.556cm" svg:x="13.978cm" svg:y="1.508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0.925cm" svg:height="0.489cm" svg:x="16.978cm" svg:y="2.202cm">
          <draw:text-box>
            <text:p text:style-name="P7"><text:span text:style-name="T2">Row</text:span></text:p>
          </draw:text-box>
        </draw:frame>
        <draw:frame draw:style-name="gr23" draw:text-style-name="P8" draw:layer="layout" svg:width="1.234cm" svg:height="0.489cm" svg:x="16.978cm" svg:y="3.091cm">
          <draw:text-box>
            <text:p text:style-name="P7"><text:span text:style-name="T2">Colu</text:span><text:span text:style-name="T2">mn</text:span></text:p>
          </draw:text-box>
        </draw:frame>
        <draw:frame draw:style-name="gr24" draw:text-style-name="P8" draw:layer="layout" svg:width="1.294cm" svg:height="0.489cm" svg:x="16.978cm" svg:y="3.98cm">
          <draw:text-box>
            <text:p text:style-name="P7"><text:span text:style-name="T2">Channe</text:span><text:span text:style-name="T2">l</text:span></text:p>
          </draw:text-box>
        </draw:frame>
        <draw:custom-shape draw:style-name="gr25" draw:text-style-name="P24" xml:id="id17" draw:id="id17" draw:layer="layout" svg:width="1.397cm" svg:height="0.508cm" svg:x="15.121cm" svg:y="3.22cm">
          <draw:glue-point draw:id="4" svg:x="-4.996cm" svg:y="2.795cm"/>
          <text:p text:style-name="P23">Coun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xml:id="id12" draw:id="id12" draw:layer="layout" svg:width="0.122cm" svg:height="0.08cm" draw:transform="rotate (-1.5707963267949) translate (15.201cm 3.2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26" draw:layer="layout" svg:width="0.853cm" svg:height="0.408cm" svg:x="14.486cm" svg:y="3.027cm">
          <draw:text-box>
            <text:p text:style-name="P25">Clock</text:p>
          </draw:text-box>
        </draw:frame>
        <draw:connector draw:style-name="gr9" draw:text-style-name="P3" draw:layer="layout" draw:type="line" svg:x1="15.121cm" svg:y1="3.311cm" svg:x2="14.958cm" svg:y2="3.311cm" draw:start-shape="id12" draw:start-glue-point="7" svg:d="M15121 3311h-163" svg:viewBox="0 0 164 1">
          <text:p/>
        </draw:connector>
        <draw:frame draw:style-name="gr27" draw:text-style-name="P26" draw:layer="layout" svg:width="0.853cm" svg:height="0.408cm" svg:x="14.644cm" svg:y="3.32cm">
          <draw:text-box>
            <text:p text:style-name="P25">EN</text:p>
          </draw:text-box>
        </draw:frame>
        <draw:custom-shape draw:style-name="gr25" draw:text-style-name="P24" xml:id="id19" draw:id="id19" draw:layer="layout" svg:width="1.397cm" svg:height="0.508cm" svg:x="15.121cm" svg:y="2.316cm">
          <draw:glue-point draw:id="4" svg:x="-4.996cm" svg:y="2.559cm"/>
          <text:p text:style-name="P23">Coun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xml:id="id13" draw:id="id13" draw:layer="layout" svg:width="0.122cm" svg:height="0.08cm" draw:transform="rotate (-1.5707963267949) translate (15.201cm 2.34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26" draw:layer="layout" svg:width="0.853cm" svg:height="0.408cm" svg:x="14.486cm" svg:y="2.123cm">
          <draw:text-box>
            <text:p text:style-name="P25">Clock</text:p>
          </draw:text-box>
        </draw:frame>
        <draw:connector draw:style-name="gr9" draw:text-style-name="P3" draw:layer="layout" draw:type="line" svg:x1="15.121cm" svg:y1="2.407cm" svg:x2="14.958cm" svg:y2="2.407cm" draw:start-shape="id13" draw:start-glue-point="7" svg:d="M15121 2407h-163" svg:viewBox="0 0 164 1">
          <text:p/>
        </draw:connector>
        <draw:frame draw:style-name="gr27" draw:text-style-name="P26" draw:layer="layout" svg:width="0.853cm" svg:height="0.408cm" svg:x="14.622cm" svg:y="2.416cm">
          <draw:text-box>
            <text:p text:style-name="P25">EN</text:p>
          </draw:text-box>
        </draw:frame>
        <draw:custom-shape draw:style-name="gr25" draw:text-style-name="P24" xml:id="id15" draw:id="id15" draw:layer="layout" svg:width="1.397cm" svg:height="0.508cm" svg:x="15.121cm" svg:y="4.129cm">
          <draw:glue-point draw:id="4" svg:x="-4.996cm" svg:y="2.46cm"/>
          <text:p text:style-name="P23">Coun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xml:id="id14" draw:id="id14" draw:layer="layout" svg:width="0.122cm" svg:height="0.08cm" draw:transform="rotate (-1.5707963267949) translate (15.201cm 4.15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26" draw:layer="layout" svg:width="0.853cm" svg:height="0.408cm" svg:x="14.486cm" svg:y="3.936cm">
          <draw:text-box>
            <text:p text:style-name="P25">Clock</text:p>
          </draw:text-box>
        </draw:frame>
        <draw:connector draw:style-name="gr9" draw:text-style-name="P3" draw:layer="layout" draw:type="line" svg:x1="15.121cm" svg:y1="4.22cm" svg:x2="14.958cm" svg:y2="4.22cm" draw:start-shape="id14" draw:start-glue-point="7" svg:d="M15121 4220h-163" svg:viewBox="0 0 164 1">
          <text:p/>
        </draw:connector>
        <draw:frame draw:style-name="gr27" draw:text-style-name="P26" draw:layer="layout" svg:width="0.853cm" svg:height="0.408cm" svg:x="14.613cm" svg:y="4.229cm">
          <draw:text-box>
            <text:p text:style-name="P25">EN</text:p>
          </draw:text-box>
        </draw:frame>
        <draw:custom-shape draw:style-name="gr28" draw:text-style-name="P12" xml:id="id16" draw:id="id16" draw:layer="layout" svg:width="0.277cm" svg:height="0.281cm" svg:x="14.405cm" svg:y="3.467cm">
          <text:p text:style-name="P11"><text:span text:style-name="T3">&gt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9" draw:text-style-name="P3" draw:layer="layout" draw:line-skew="-0.386cm 0.964cm 0.337cm" svg:x1="16.518cm" svg:y1="4.383cm" svg:x2="14.405cm" svg:y2="3.608cm" draw:start-shape="id15" draw:start-glue-point="1" draw:end-shape="id16" draw:end-glue-point="6" svg:d="M16518 4383h127v-462h-2413v-313h173" svg:viewBox="0 0 2414 776">
          <text:p/>
        </draw:connector>
        <draw:connector draw:style-name="gr29" draw:text-style-name="P3" draw:layer="layout" draw:line-skew="-0.386cm 0.982cm 0.337cm" svg:x1="16.518cm" svg:y1="3.474cm" svg:x2="14.405cm" svg:y2="2.701cm" draw:start-shape="id17" draw:start-glue-point="1" draw:end-shape="id18" draw:end-glue-point="6" svg:d="M16518 3474h127v-442h-2413v-331h173" svg:viewBox="0 0 2414 774">
          <text:p/>
        </draw:connector>
        <draw:connector draw:style-name="gr4" draw:text-style-name="P3" draw:layer="layout" draw:type="line" svg:x1="16.518cm" svg:y1="2.57cm" svg:x2="17.473cm" svg:y2="2.567cm" draw:start-shape="id19" draw:start-glue-point="1" svg:d="M16518 2570l955-3" svg:viewBox="0 0 956 4">
          <text:p/>
        </draw:connector>
        <draw:connector draw:style-name="gr4" draw:text-style-name="P3" draw:layer="layout" draw:type="line" svg:x1="14.682cm" svg:y1="3.608cm" svg:x2="15.122cm" svg:y2="3.615cm" draw:start-shape="id16" draw:start-glue-point="10" draw:end-shape="id17" draw:end-glue-point="4" svg:d="M14682 3608l440 7" svg:viewBox="0 0 441 8">
          <text:p/>
        </draw:connector>
        <draw:custom-shape draw:style-name="gr28" draw:text-style-name="P12" xml:id="id18" draw:id="id18" draw:layer="layout" svg:width="0.277cm" svg:height="0.281cm" svg:x="14.405cm" svg:y="2.56cm">
          <text:p text:style-name="P11"><text:span text:style-name="T3">&gt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3" draw:layer="layout" draw:type="line" svg:x1="14.682cm" svg:y1="2.701cm" svg:x2="15.122cm" svg:y2="2.699cm" draw:start-shape="id18" draw:start-glue-point="10" draw:end-shape="id19" draw:end-glue-point="4" svg:d="M14682 2701l440-2" svg:viewBox="0 0 441 3">
          <text:p/>
        </draw:connector>
        <draw:connector draw:style-name="gr4" draw:text-style-name="P3" draw:layer="layout" draw:type="line" svg:x1="14.007cm" svg:y1="4.51cm" svg:x2="15.122cm" svg:y2="4.507cm" draw:start-shape="id20" draw:start-glue-point="10" draw:end-shape="id15" draw:end-glue-point="4" svg:d="M14007 4510l1115-3" svg:viewBox="0 0 1116 4">
          <text:p/>
        </draw:connector>
        <draw:connector draw:style-name="gr4" draw:text-style-name="P3" draw:layer="layout" draw:type="line" svg:x1="13.947cm" svg:y1="4.51cm" svg:x2="13.604cm" svg:y2="4.512cm" draw:start-shape="id20" draw:start-glue-point="6" svg:d="M13947 4510l-343 2" svg:viewBox="0 0 344 3">
          <text:p/>
        </draw:connector>
        <draw:frame draw:style-name="gr30" draw:text-style-name="P8" draw:layer="layout" svg:width="0.938cm" svg:height="0.489cm" svg:x="13.181cm" svg:y="4.129cm">
          <draw:text-box>
            <text:p text:style-name="P7"><text:span text:style-name="T2">Hold</text:span></text:p>
          </draw:text-box>
        </draw:frame>
        <draw:connector draw:style-name="gr4" draw:text-style-name="P3" draw:layer="layout" draw:type="line" svg:x1="16.518cm" svg:y1="4.383cm" svg:x2="17.492cm" svg:y2="4.383cm" draw:start-shape="id15" draw:start-glue-point="1" svg:d="M16518 4383h974" svg:viewBox="0 0 975 1">
          <text:p/>
        </draw:connector>
        <draw:connector draw:style-name="gr4" draw:text-style-name="P3" draw:layer="layout" draw:type="line" svg:x1="16.518cm" svg:y1="3.474cm" svg:x2="17.488cm" svg:y2="3.475cm" draw:start-shape="id17" draw:start-glue-point="1" svg:d="M16518 3474l970 1" svg:viewBox="0 0 971 2">
          <text:p/>
        </draw:connector>
        <draw:connector draw:style-name="gr31" draw:text-style-name="P4" draw:layer="layout" draw:line-skew="0.501cm 0.501cm" svg:x1="14.544cm" svg:y1="2.56cm" svg:x2="14.059cm" svg:y2="4.004cm" draw:start-shape="id18" draw:start-glue-point="4" draw:end-shape="id21" draw:end-glue-point="3" svg:d="M14544 2560v-390h-485v1834" svg:viewBox="0 0 486 1835">
          <text:p/>
        </draw:connector>
        <draw:connector draw:style-name="gr31" draw:text-style-name="P4" draw:layer="layout" draw:line-skew="0.227cm 0.495cm" svg:x1="14.544cm" svg:y1="3.467cm" svg:x2="14.065cm" svg:y2="2.17cm" draw:start-shape="id16" draw:start-glue-point="4" draw:end-shape="id22" draw:end-glue-point="3" svg:d="M14544 3467v-353h-485v-944h6" svg:viewBox="0 0 486 1298">
          <text:p/>
        </draw:connector>
        <draw:connector draw:style-name="gr31" draw:text-style-name="P4" xml:id="id22" draw:id="id22" draw:layer="layout" draw:line-skew="0.368cm" svg:x1="15.819cm" svg:y1="2.316cm" svg:x2="14.065cm" svg:y2="2.17cm" draw:start-shape="id19" draw:start-glue-point="0" svg:d="M15819 2316v-146h-1754" svg:viewBox="0 0 1755 147">
          <text:p/>
        </draw:connector>
        <draw:connector draw:style-name="gr31" draw:text-style-name="P4" draw:layer="layout" draw:line-skew="1.445cm 0.501cm" svg:x1="15.819cm" svg:y1="3.22cm" svg:x2="14.059cm" svg:y2="4.004cm" draw:start-shape="id17" draw:start-glue-point="0" draw:end-shape="id21" draw:end-glue-point="3" svg:d="M15819 3220v-106h-1760v890" svg:viewBox="0 0 1761 891">
          <text:p/>
        </draw:connector>
        <draw:connector draw:style-name="gr31" draw:text-style-name="P4" xml:id="id21" draw:id="id21" draw:layer="layout" draw:line-skew="0.788cm 0.495cm" svg:x1="15.819cm" svg:y1="4.129cm" svg:x2="14.065cm" svg:y2="2.17cm" draw:start-shape="id15" draw:start-glue-point="0" draw:end-shape="id22" draw:end-glue-point="3" svg:d="M15819 4129v-125h-1760v-1834h6" svg:viewBox="0 0 1761 1960">
          <text:p/>
        </draw:connector>
        <draw:connector draw:style-name="gr32" draw:text-style-name="P3" draw:layer="layout" draw:type="line" svg:x1="14.065cm" svg:y1="2.17cm" svg:x2="13.597cm" svg:y2="2.17cm" draw:start-shape="id22" draw:start-glue-point="3" svg:d="M14065 2170h-468" svg:viewBox="0 0 469 1">
          <text:p/>
        </draw:connector>
        <draw:frame draw:style-name="gr33" draw:text-style-name="P8" draw:layer="layout" svg:width="1.247cm" svg:height="0.727cm" svg:x="12.902cm" svg:y="1.589cm">
          <draw:text-box>
            <text:p text:style-name="P7"><text:span text:style-name="T2">Generic</text:span></text:p>
            <text:p text:style-name="P7"><text:span text:style-name="T2">Ports</text:span></text:p>
          </draw:text-box>
        </draw:frame>
        <draw:frame draw:style-name="gr34" draw:text-style-name="P20" draw:layer="layout" svg:width="2.767cm" svg:height="0.725cm" svg:x="14.113cm" svg:y="1.381cm">
          <draw:text-box>
            <text:p text:style-name="P19">Grid Iterator</text:p>
          </draw:text-box>
        </draw:frame>
        <draw:custom-shape draw:style-name="gr35" draw:text-style-name="P1" draw:layer="layout" svg:width="3.175cm" svg:height="3.556cm" svg:x="10.144cm" svg:y="8.747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7" xml:id="id20" draw:id="id20" draw:layer="layout" svg:width="0.06cm" svg:height="0.056cm" svg:x="13.947cm" svg:y="4.482cm">
          <text:p text:style-name="P11"><text:span text:style-name="T3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23:59:58.251428013</meta:creation-date>
    <dc:date>2019-12-08T00:07:01.538993666</dc:date>
    <meta:editing-duration>PT7M3S</meta:editing-duration>
    <meta:editing-cycles>1</meta:editing-cycles>
    <meta:generator>LibreOffice/6.0.7.3$Linux_X86_64 LibreOffice_project/00m0$Build-3</meta:generator>
    <meta:document-statistic meta:object-count="91"/>
  </office:meta>
</office:document-meta>
</file>